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24762" calcext:value-type="float" table:number-columns-spanned="1" table:number-rows-spanned="2">
            <text:p>124762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24762" calcext:value-type="float" table:number-columns-spanned="1" table:number-rows-spanned="2">
            <text:p>124762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13" calcext:value-type="float">
            <text:p>13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table:formula="of:=([.T9]*[.S9])" office:value-type="float" office:value="11490" calcext:value-type="float">
            <text:p>11490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124762" calcext:value-type="float" table:number-columns-spanned="2" table:number-rows-spanned="2">
            <text:p>12476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10]*[.S10])" office:value-type="float" office:value="13490" calcext:value-type="float">
            <text:p>13490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4999" calcext:value-type="float">
            <text:p>14999</text:p>
          </table:table-cell>
          <table:table-cell table:formula="of:=([.T13]*[.S13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4]*[.S1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15]*[.C15])" office:value-type="float" office:value="11490" calcext:value-type="float">
            <text:p>11490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5]*[.S1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6]*[.C16])" office:value-type="float" office:value="13490" calcext:value-type="float">
            <text:p>13490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6]*[.S16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7]*[.S17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19]*[.C19])" office:value-type="float" office:value="14999" calcext:value-type="float">
            <text:p>14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20]*[.S20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2]*[.C22])" office:value-type="float" office:value="7499" calcext:value-type="float">
            <text:p>74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3]*[.C23])" office:value-type="float" office:value="7999" calcext:value-type="float">
            <text:p>7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4]*[.C24])" office:value-type="float" office:value="9999" calcext:value-type="float">
            <text:p>9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3999" calcext:value-type="float">
            <text:p>13999</text:p>
          </table:table-cell>
          <table:table-cell table:formula="of:=([.D26]*[.C26])" office:value-type="float" office:value="13999" calcext:value-type="float">
            <text:p>13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143"/>
          <table:table-cell/>
          <table:table-cell table:style-name="Default"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8"/>
          <table:table-cell table:style-name="ce107"/>
          <table:table-cell table:number-columns-repeated="12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3"/>
          <table:table-cell table:style-name="ce99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/>
          <table:table-cell table:number-columns-repeated="3"/>
          <table:table-cell table:style-name="ce161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7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8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2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6:33:32.133732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10T14:45:01.087037166</dc:date>
    <meta:editing-duration>PT22H51M3S</meta:editing-duration>
    <meta:editing-cycles>28</meta:editing-cycles>
    <meta:generator>LibreOffice/7.0.5.2$Linux_X86_64 LibreOffice_project/00$Build-2</meta:generator>
    <meta:document-statistic meta:table-count="2" meta:cell-count="192" meta:object-count="0"/>
  </office:meta>
</office:document-meta>
</file>